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7.73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esting with init. cond.: x = [0, 0.445], v = [cos 1, sin 1], r = 0.1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lorentz-gas2.jl (classic)</text:p>
          </table:table-cell>
          <table:table-cell table:style-name="ce1" table:number-columns-repeated="3"/>
          <table:table-cell table:style-name="ce1" office:value-type="string">
            <text:p>lorentz-gas.jl (very inefficient)</text:p>
          </table:table-cell>
          <table:table-cell table:style-name="ce1" table:number-columns-repeated="3"/>
          <table:table-cell table:style-name="ce1" office:value-type="string">
            <text:p>EfficientLorentz.jl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,0.841471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13"/>
        </table:table-row>
        <table:table-row table:style-name="ro2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/>
          <table:table-cell office:value-type="string">
            <text:p>[0.94488,1.91656]</text:p>
          </table:table-cell>
          <table:table-cell office:value-type="string">
            <text:p>[1,2]</text:p>
          </table:table-cell>
          <table:table-cell office:value-type="string">
            <text:p>[-0.562011,-0.82713]</text:p>
          </table:table-cell>
          <table:table-cell/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1,-0.8271297870225407]</text:p>
          </table:table-cell>
          <table:table-cell table:number-columns-repeated="1013"/>
        </table:table-row>
        <table:table-row table:style-name="ro2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/>
          <table:table-cell office:value-type="string">
            <text:p>[-0.971676,-0.904095]</text:p>
          </table:table-cell>
          <table:table-cell office:value-type="string">
            <text:p>[-1,-1]</text:p>
          </table:table-cell>
          <table:table-cell office:value-type="string">
            <text:p>[-0.0224803,0.999747]</text:p>
          </table:table-cell>
          <table:table-cell/>
          <table:table-cell office:value-type="string">
            <text:p>[-0.9716764156856601,-0.9040949710829063]</text:p>
          </table:table-cell>
          <table:table-cell office:value-type="string">
            <text:p>[-1,-1]</text:p>
          </table:table-cell>
          <table:table-cell office:value-type="string">
            <text:p>[-0.022480262386683325,0.9997472869695769]</text:p>
          </table:table-cell>
          <table:table-cell table:number-columns-repeated="1013"/>
        </table:table-row>
        <table:table-row table:style-name="ro2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/>
          <table:table-cell office:value-type="string">
            <text:p>[-0.989769,-0.0994753]</text:p>
          </table:table-cell>
          <table:table-cell office:value-type="string">
            <text:p>[-1,0]</text:p>
          </table:table-cell>
          <table:table-cell office:value-type="string">
            <text:p>[0.181484,-0.983394]</text:p>
          </table:table-cell>
          <table:table-cell/>
          <table:table-cell office:value-type="string">
            <text:p>[-0.9897690501214653,-0.0994752615708192]</text:p>
          </table:table-cell>
          <table:table-cell office:value-type="string">
            <text:p>[-1,0]</text:p>
          </table:table-cell>
          <table:table-cell office:value-type="string">
            <text:p>[0.18148419443800345,-0.9833938616694695]</text:p>
          </table:table-cell>
          <table:table-cell table:number-columns-repeated="1013"/>
        </table:table-row>
        <table:table-row table:style-name="ro2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/>
          <table:table-cell office:value-type="string">
            <text:p>[-0.0924276,-4.96183]</text:p>
          </table:table-cell>
          <table:table-cell office:value-type="string">
            <text:p>[0,-5]</text:p>
          </table:table-cell>
          <table:table-cell office:value-type="string">
            <text:p>[-0.822515,-0.568743]</text:p>
          </table:table-cell>
          <table:table-cell/>
          <table:table-cell office:value-type="string">
            <text:p>[-0.09242759468202599,-4.9618275001958825]</text:p>
          </table:table-cell>
          <table:table-cell office:value-type="string">
            <text:p>[0,-5]</text:p>
          </table:table-cell>
          <table:table-cell office:value-type="string">
            <text:p>[-0.8225151659798078,-0.5687431773069569]</text:p>
          </table:table-cell>
          <table:table-cell table:number-columns-repeated="1013"/>
        </table:table-row>
        <table:table-row table:style-name="ro2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/>
          <table:table-cell office:value-type="string">
            <text:p>[-2.93286,-6.92589]</text:p>
          </table:table-cell>
          <table:table-cell office:value-type="string">
            <text:p>[-3,-7]</text:p>
          </table:table-cell>
          <table:table-cell office:value-type="string">
            <text:p>[0.485098,0.87446]</text:p>
          </table:table-cell>
          <table:table-cell/>
          <table:table-cell office:value-type="string">
            <text:p>[-2.9328562249389405,-6.925893903958246]</text:p>
          </table:table-cell>
          <table:table-cell office:value-type="string">
            <text:p>[-3,-7]</text:p>
          </table:table-cell>
          <table:table-cell office:value-type="string">
            <text:p>[0.4850978991836761,0.8744598493970939]</text:p>
          </table:table-cell>
          <table:table-cell table:number-columns-repeated="1013"/>
        </table:table-row>
        <table:table-row table:style-name="ro2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/>
          <table:table-cell office:value-type="string">
            <text:p>[0.901081,-0.0146628]</text:p>
          </table:table-cell>
          <table:table-cell office:value-type="string">
            <text:p>[1,0]</text:p>
          </table:table-cell>
          <table:table-cell office:value-type="string">
            <text:p>[-0.717907,0.696139]</text:p>
          </table:table-cell>
          <table:table-cell/>
          <table:table-cell office:value-type="string">
            <text:p>[0.9010807499311531,-0.014662263325179836]</text:p>
          </table:table-cell>
          <table:table-cell office:value-type="string">
            <text:p>[1,0]</text:p>
          </table:table-cell>
          <table:table-cell office:value-type="string">
            <text:p>[-0.7179002706281503,0.6961459627348513]</text:p>
          </table:table-cell>
          <table:table-cell table:number-columns-repeated="1013"/>
        </table:table-row>
        <table:table-row table:style-name="ro2">
          <table:table-cell office:value-type="string">
            <text:p>[-23.910574547248665,24.044755875594372]</text:p>
          </table:table-cell>
          <table:table-cell office:value-type="string">
            <text:p>[-24,24]</text:p>
          </table:table-cell>
          <table:table-cell office:value-type="string">
            <text:p>[-0.12693451063161176,0.9919110998525589]</text:p>
          </table:table-cell>
          <table:table-cell/>
          <table:table-cell office:value-type="string">
            <text:p>[-23.9105,24.0445]</text:p>
          </table:table-cell>
          <table:table-cell office:value-type="string">
            <text:p>[-24,24]</text:p>
          </table:table-cell>
          <table:table-cell office:value-type="string">
            <text:p>[-0.12185,0.992549]</text:p>
          </table:table-cell>
          <table:table-cell/>
          <table:table-cell office:value-type="string">
            <text:p>[-23.91094892340575,24.045496216957076]</text:p>
          </table:table-cell>
          <table:table-cell office:value-type="string">
            <text:p>[-24,24]</text:p>
          </table:table-cell>
          <table:table-cell office:value-type="string">
            <text:p>[-0.14338218774079747,0.9896673927328652]</text:p>
          </table:table-cell>
          <table:table-cell table:number-columns-repeated="1013"/>
        </table:table-row>
        <table:table-row table:style-name="ro2">
          <table:table-cell office:value-type="string">
            <text:p>[-24.020285908894383,24.902079205986016]</text:p>
          </table:table-cell>
          <table:table-cell office:value-type="string">
            <text:p>[-24,25]</text:p>
          </table:table-cell>
          <table:table-cell office:value-type="string">
            <text:p>[-0.5105562239993835,-0.8598443708808536]</text:p>
          </table:table-cell>
          <table:table-cell/>
          <table:table-cell office:value-type="string">
            <text:p>[-24.0156,24.9012]</text:p>
          </table:table-cell>
          <table:table-cell office:value-type="string">
            <text:p>[-24,25]</text:p>
          </table:table-cell>
          <table:table-cell office:value-type="string">
            <text:p>[-0.422412,-0.906404]</text:p>
          </table:table-cell>
          <table:table-cell/>
          <table:table-cell office:value-type="string">
            <text:p>[-24.035703610028186,24.906590941387062]</text:p>
          </table:table-cell>
          <table:table-cell office:value-type="string">
            <text:p>[-24,25]</text:p>
          </table:table-cell>
          <table:table-cell office:value-type="string">
            <text:p>[-0.7669431503636832,-0.6417150489977879]</text:p>
          </table:table-cell>
          <table:table-cell table:number-columns-repeated="1013"/>
        </table:table-row>
        <table:table-row table:style-name="ro2">
          <table:table-cell office:value-type="string">
            <text:p>[-26.90789950065745,20.03895507695863]</text:p>
          </table:table-cell>
          <table:table-cell office:value-type="string">
            <text:p>[-27,20]</text:p>
          </table:table-cell>
          <table:table-cell office:value-type="string">
            <text:p>[0.9725894502856238,-0.2325290545138562]</text:p>
          </table:table-cell>
          <table:table-cell/>
          <table:table-cell office:value-type="string">
            <text:p>[-24.9001,23.0034]</text:p>
          </table:table-cell>
          <table:table-cell office:value-type="string">
            <text:p>[-25,23]</text:p>
          </table:table-cell>
          <table:table-cell office:value-type="string">
            <text:p>[0.483783,-0.875188]</text:p>
          </table:table-cell>
          <table:table-cell/>
          <table:table-cell office:value-type="string">
            <text:p>[-24.999698062403922,24.099999544167403]</text:p>
          </table:table-cell>
          <table:table-cell office:value-type="string">
            <text:p>[-25,24]</text:p>
          </table:table-cell>
          <table:table-cell office:value-type="string">
            <text:p>[-0.763054026166998,0.6463347067505649]</text:p>
          </table:table-cell>
          <table:table-cell table:number-columns-repeated="1013"/>
        </table:table-row>
        <table:table-row table:style-name="ro2">
          <table:table-cell office:value-type="string">
            <text:p>[-18.06621615553702,17.925063888905967]</text:p>
          </table:table-cell>
          <table:table-cell office:value-type="string">
            <text:p>[-18,18]</text:p>
          </table:table-cell>
          <table:table-cell office:value-type="string">
            <text:p>[0.3504713038002225,-0.9365734702694563]</text:p>
          </table:table-cell>
          <table:table-cell/>
          <table:table-cell office:value-type="string">
            <text:p>[-21.0688,16.0725]</text:p>
          </table:table-cell>
          <table:table-cell office:value-type="string">
            <text:p>[-21,16]</text:p>
          </table:table-cell>
          <table:table-cell office:value-type="string">
            <text:p>[-0.848571,0.529082]</text:p>
          </table:table-cell>
          <table:table-cell/>
          <table:table-cell office:value-type="string">
            <text:p>[-25.956133158899803,24.91013510000067]</text:p>
          </table:table-cell>
          <table:table-cell office:value-type="string">
            <text:p>[-26,25]</text:p>
          </table:table-cell>
          <table:table-cell office:value-type="string">
            <text:p>[0.040196732789013145,-0.9991917847305858]</text:p>
          </table:table-cell>
          <table:table-cell table:number-columns-repeated="1013"/>
        </table:table-row>
        <table:table-row table:style-name="ro2">
          <table:table-cell office:value-type="string">
            <text:p>[-17.008911732880936,15.099602113517028]</text:p>
          </table:table-cell>
          <table:table-cell office:value-type="string">
            <text:p>[-17,15]</text:p>
          </table:table-cell>
          <table:table-cell office:value-type="string">
            <text:p>[0.17863882840879813,0.9839147163167811]</text:p>
          </table:table-cell>
          <table:table-cell/>
          <table:table-cell office:value-type="string">
            <text:p>[-23.9998,17.9]</text:p>
          </table:table-cell>
          <table:table-cell office:value-type="string">
            <text:p>[-24,18]</text:p>
          </table:table-cell>
          <table:table-cell office:value-type="string">
            <text:p>[-0.846514,-0.532366]</text:p>
          </table:table-cell>
          <table:table-cell/>
          <table:table-cell office:value-type="string">
            <text:p>[-25.9220385027411,24.062625912729082]</text:p>
          </table:table-cell>
          <table:table-cell office:value-type="string">
            <text:p>[-26,24]</text:p>
          </table:table-cell>
          <table:table-cell office:value-type="string">
            <text:p>[0.967026401228994,-0.2546761459699459]</text:p>
          </table:table-cell>
          <table:table-cell table:number-columns-repeated="1013"/>
        </table:table-row>
        <table:table-row table:style-name="ro2">
          <table:table-cell office:value-type="string">
            <text:p>[-15.95373591512925,20.911345420586006]</text:p>
          </table:table-cell>
          <table:table-cell office:value-type="string">
            <text:p>[-16,21]</text:p>
          </table:table-cell>
          <table:table-cell office:value-type="string">
            <text:p>[0.9092781146880868,-0.41618903175033106]</text:p>
          </table:table-cell>
          <table:table-cell/>
          <table:table-cell office:value-type="string">
            <text:p>[-26.9218,16.0624]</text:p>
          </table:table-cell>
          <table:table-cell office:value-type="string">
            <text:p>[-27,16]</text:p>
          </table:table-cell>
          <table:table-cell office:value-type="string">
            <text:p>[0.707143,0.707071]</text:p>
          </table:table-cell>
          <table:table-cell/>
          <table:table-cell office:value-type="string">
            <text:p>[-22.085304699895232,23.05218340900884]</text:p>
          </table:table-cell>
          <table:table-cell office:value-type="string">
            <text:p>[-22,23]</text:p>
          </table:table-cell>
          <table:table-cell office:value-type="string">
            <text:p>[-0.6671005670491739,0.7449676727500832]</text:p>
          </table:table-cell>
          <table:table-cell table:number-columns-repeated="1013"/>
        </table:table-row>
        <table:table-row table:style-name="ro2">
          <table:table-cell office:value-type="string">
            <text:p>[-14.083353938601421,20.05524600365303]</text:p>
          </table:table-cell>
          <table:table-cell office:value-type="string">
            <text:p>[-14,20]</text:p>
          </table:table-cell>
          <table:table-cell office:value-type="string">
            <text:p>[-0.7375405308572682,0.6753028693429176]</text:p>
          </table:table-cell>
          <table:table-cell/>
          <table:table-cell office:value-type="string">
            <text:p>[-26.0623,16.9218]</text:p>
          </table:table-cell>
          <table:table-cell office:value-type="string">
            <text:p>[-26,17]</text:p>
          </table:table-cell>
          <table:table-cell office:value-type="string">
            <text:p>[-0.531227,-0.847229]</text:p>
          </table:table-cell>
          <table:table-cell/>
          <table:table-cell office:value-type="string">
            <text:p>[-22.90529612309773,23.967888075428597]</text:p>
          </table:table-cell>
          <table:table-cell office:value-type="string">
            <text:p>[-23,24]</text:p>
          </table:table-cell>
          <table:table-cell office:value-type="string">
            <text:p>[0.9826287650230354,0.18558208466689274]</text:p>
          </table:table-cell>
          <table:table-cell table:number-columns-repeated="1013"/>
        </table:table-row>
        <table:table-row table:style-name="ro2">
          <table:table-cell office:value-type="string">
            <text:p>[-15.006170789921748,20.90019057483513]</text:p>
          </table:table-cell>
          <table:table-cell office:value-type="string">
            <text:p>[-15,21]</text:p>
          </table:table-cell>
          <table:table-cell office:value-type="string">
            <text:p>[-0.8151078335060808,-0.5793092608935423]</text:p>
          </table:table-cell>
          <table:table-cell/>
          <table:table-cell office:value-type="string">
            <text:p>[-27.9005,13.9902]</text:p>
          </table:table-cell>
          <table:table-cell office:value-type="string">
            <text:p>[-28,14]</text:p>
          </table:table-cell>
          <table:table-cell office:value-type="string">
            <text:p>[0.355404,-0.934713]</text:p>
          </table:table-cell>
          <table:table-cell/>
          <table:table-cell office:value-type="string">
            <text:p>[-17.071782715191617,25.069622135845716]</text:p>
          </table:table-cell>
          <table:table-cell office:value-type="string">
            <text:p>[-17,25]</text:p>
          </table:table-cell>
          <table:table-cell office:value-type="string">
            <text:p>[0.15547453269843525,0.9878399008352563]</text:p>
          </table:table-cell>
          <table:table-cell table:number-columns-repeated="1013"/>
        </table:table-row>
        <table:table-row table:style-name="ro2">
          <table:table-cell office:value-type="string">
            <text:p>[-18.95869671387189,18.091071612234657]</text:p>
          </table:table-cell>
          <table:table-cell office:value-type="string">
            <text:p>[-19,18]</text:p>
          </table:table-cell>
          <table:table-cell office:value-type="string">
            <text:p>[-0.10117838133810331,0.9948683004045312]</text:p>
          </table:table-cell>
          <table:table-cell/>
          <table:table-cell office:value-type="string">
            <text:p>[-26.0382,9.09241]</text:p>
          </table:table-cell>
          <table:table-cell office:value-type="string">
            <text:p>[-26,9]</text:p>
          </table:table-cell>
          <table:table-cell office:value-type="string">
            <text:p>[-0.408603,0.912712]</text:p>
          </table:table-cell>
          <table:table-cell/>
          <table:table-cell office:value-type="string">
            <text:p>[-16.937658041096565,25.921811252983037]</text:p>
          </table:table-cell>
          <table:table-cell office:value-type="string">
            <text:p>[-17,26]</text:p>
          </table:table-cell>
          <table:table-cell office:value-type="string">
            <text:p>[0.9976567582488589,-0.06841778073266691]</text:p>
          </table:table-cell>
          <table:table-cell table:number-columns-repeated="1013"/>
        </table:table-row>
        <table:table-row table:style-name="ro2">
          <table:table-cell office:value-type="string">
            <text:p>[-19.041900773516193,18.90920173361377]</text:p>
          </table:table-cell>
          <table:table-cell office:value-type="string">
            <text:p>[-19,19]</text:p>
          </table:table-cell>
          <table:table-cell office:value-type="string">
            <text:p>[-0.8226499048452887,-0.5685482688901943]</text:p>
          </table:table-cell>
          <table:table-cell/>
          <table:table-cell office:value-type="string">
            <text:p>[-26.9029,11.0239]</text:p>
          </table:table-cell>
          <table:table-cell office:value-type="string">
            <text:p>[-27,11]</text:p>
          </table:table-cell>
          <table:table-cell office:value-type="string">
            <text:p>[-0.0609575,0.99814]</text:p>
          </table:table-cell>
          <table:table-cell/>
          <table:table-cell office:value-type="string">
            <text:p>[-4.091286280011369,25.04082664671126]</text:p>
          </table:table-cell>
          <table:table-cell office:value-type="string">
            <text:p>[-4,25]</text:p>
          </table:table-cell>
          <table:table-cell office:value-type="string">
            <text:p>[-0.7160723112828926,0.6980261062553331]</text:p>
          </table:table-cell>
          <table:table-cell table:number-columns-repeated="1013"/>
        </table:table-row>
        <table:table-row table:style-name="ro2">
          <table:table-cell office:value-type="string">
            <text:p>[-26.000483760440513,14.099998829872336]</text:p>
          </table:table-cell>
          <table:table-cell office:value-type="string">
            <text:p>[-26,14]</text:p>
          </table:table-cell>
          <table:table-cell office:value-type="string">
            <text:p>[-0.8281121597076306,0.5605624416105338]</text:p>
          </table:table-cell>
          <table:table-cell/>
          <table:table-cell office:value-type="string">
            <text:p>[-26.957,11.9097]</text:p>
          </table:table-cell>
          <table:table-cell office:value-type="string">
            <text:p>[-27,12]</text:p>
          </table:table-cell>
          <table:table-cell office:value-type="string">
            <text:p>[0.736732,-0.676184]</text:p>
          </table:table-cell>
          <table:table-cell/>
          <table:table-cell office:value-type="string">
            <text:p>[-4.975737295694259,25.90298803589365]</text:p>
          </table:table-cell>
          <table:table-cell office:value-type="string">
            <text:p>[-5,26]</text:p>
          </table:table-cell>
          <table:table-cell office:value-type="string">
            <text:p>[-0.30316604611169495,-0.9529377463848349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00026892297164,22.99768100533914]</text:p>
          </table:table-cell>
          <table:table-cell office:value-type="string">
            <text:p>[-6,23]</text:p>
          </table:table-cell>
          <table:table-cell office:value-type="string">
            <text:p>[0.2586547114144636,-0.9659698443859968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099634509442279,20.008541927662797]</text:p>
          </table:table-cell>
          <table:table-cell office:value-type="string">
            <text:p>[-5,20]</text:p>
          </table:table-cell>
          <table:table-cell office:value-type="string">
            <text:p>[-0.4193019279279986,-0.9078468445921205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81885711413208,18.09834567885268]</text:p>
          </table:table-cell>
          <table:table-cell office:value-type="string">
            <text:p>[-6,18]</text:p>
          </table:table-cell>
          <table:table-cell office:value-type="string">
            <text:p>[-0.0683261008204819,0.9976630412853208]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0000-00-00T15:36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2-17T20:22:41</dc:date>
    <meta:editing-duration>PT4H44M54S</meta:editing-duration>
    <meta:editing-cycles>16</meta:editing-cycles>
    <meta:generator>LibreOffice/4.0.6.2$Linux_x86 LibreOffice_project/400m0$Build-2</meta:generator>
    <meta:document-statistic meta:table-count="1" meta:cell-count="181" meta:object-count="0"/>
  </office:meta>
</office:document-meta>
</file>